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8.957cm"/>
    </style:style>
    <style:style style:name="co5" style:family="table-column">
      <style:table-column-properties fo:break-before="auto" style:column-width="3.792cm"/>
    </style:style>
    <style:style style:name="ro1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8">
      <style:table-cell-properties style:vertical-align="top"/>
    </style:style>
    <style:style style:name="ce3" style:family="table-cell" style:parent-style-name="Default" style:data-style-name="N108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direction="ltr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ste von Fehlermeldunge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Fehlercode:</text:p>
          </table:table-cell>
          <table:table-cell table:style-name="ce5" office:value-type="string" calcext:value-type="string">
            <text:p>Quelle:</text:p>
          </table:table-cell>
          <table:table-cell table:style-name="ce5" office:value-type="string" calcext:value-type="string">
            <text:p>Beschreibung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1xxx <text:span text:style-name="T1">Fehler zur Datenbank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style-name="ce6" office:value-type="string" calcext:value-type="string">
            <text:p>Globalwebmethods/ GetLoginData | LoginScript/ LoginRecieve</text:p>
          </table:table-cell>
          <table:table-cell office:value-type="string" calcext:value-type="string">
            <text:p>Ausnahme bezüglich der Datenbank oder anderer Grun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style-name="ce6" office:value-type="string" calcext:value-type="string">
            <text:p>Globalwebmethods/ GetLoginData | LoginScript/ LoginRecieve</text:p>
          </table:table-cell>
          <table:table-cell office:value-type="string" calcext:value-type="string">
            <text:p>Mehrere Benutzer mit selben Login Gespeichert oder ein Schüler ist auch als Lehrer gespeicher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xxx <text:span text:style-name="T1">Ajax Fehler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LoginScript/ LoginRecieve</text:p>
          </table:table-cell>
          <table:table-cell office:value-type="string" calcext:value-type="string">
            <text:p>Wie gesagt: Ajax Fehler (JSON, oder andere Ursache (Parameternamen auf Gleichheit gepfüft?)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LoginScript/ CheckLoggedin</text:p>
          </table:table-cell>
          <table:table-cell office:value-type="string" calcext:value-type="string">
            <text:p>Kann entstehen wenn geprüft wird ob man schon eingeloggt ist (Ajax stuff überprüfe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profile.js/Information</text:p>
          </table:table-cell>
          <table:table-cell office:value-type="string" calcext:value-type="string">
            <text:p>AJAX Fehl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string" calcext:value-type="string">
            <text:p>LessonerBuilder/GetData</text:p>
          </table:table-cell>
          <table:table-cell office:value-type="string" calcext:value-type="string">
            <text:p>AJAX Fehle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3xxx <text:span text:style-name="T1">Fehler bezüglich Berechtigungen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string" calcext:value-type="string">
            <text:p>LessonerBuilder/AddData</text:p>
          </table:table-cell>
          <table:table-cell office:value-type="string" calcext:value-type="string">
            <text:p>Keine Berechtigung auf die Seite LessonerBuilder.aspx zuzugreifen (Nur für Schulleiter oder Roo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xxx <text:span text:style-name="T1">Andere Fehler</text:span>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0001</text:p>
          </table:table-cell>
          <table:table-cell office:value-type="string" calcext:value-type="string">
            <text:p>LessonerBuilder/AddData</text:p>
          </table:table-cell>
          <table:table-cell office:value-type="string" calcext:value-type="string">
            <text:p>Nicht Angemeldet</text:p>
          </table:table-cell>
          <table:table-cell table:number-columns-repeated="6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4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.00.0000</text:date>, <text:time style:data-style-name="N2" text:time-value="0000-00-00T00:00:01.8251769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8:14:53.358000000</meta:creation-date>
    <dc:date>2014-01-29T23:23:24.569000000</dc:date>
    <meta:editing-duration>PT1M35S</meta:editing-duration>
    <meta:editing-cycles>4</meta:editing-cycles>
    <meta:generator>LibreOffice/4.1.2.3$Windows_x86 LibreOffice_project/40b2d7fde7e8d2d7bc5a449dc65df4d08a7dd38</meta:generator>
    <meta:document-statistic meta:table-count="1" meta:cell-count="32" meta:object-count="0"/>
  </office:meta>
</office:document-meta>
</file>